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28" officeooo:paragraph-rsid="001fa428"/>
    </style:style>
    <style:style style:name="P2" style:family="paragraph" style:parent-style-name="Standard" style:list-style-name="L2">
      <style:text-properties officeooo:rsid="001fa428" officeooo:paragraph-rsid="001fa428"/>
    </style:style>
    <style:style style:name="P3" style:family="paragraph" style:parent-style-name="Standard">
      <style:text-properties fo:font-size="14pt" officeooo:rsid="001fa428" officeooo:paragraph-rsid="001fa428" style:font-size-asian="14pt" style:font-size-complex="14pt"/>
    </style:style>
    <style:style style:name="P4" style:family="paragraph" style:parent-style-name="Standard">
      <style:text-properties fo:font-size="12pt" officeooo:rsid="001fa428" officeooo:paragraph-rsid="001fa428" style:font-size-asian="10.5pt" style:font-size-complex="12pt"/>
    </style:style>
    <style:style style:name="P5" style:family="paragraph" style:parent-style-name="Standard" style:list-style-name="L3">
      <style:text-properties fo:font-size="12pt" officeooo:rsid="001fa428" officeooo:paragraph-rsid="001fa428" style:font-size-asian="10.5pt" style:font-size-complex="12pt"/>
    </style:style>
    <style:style style:name="P6" style:family="paragraph" style:parent-style-name="Standard">
      <style:text-properties officeooo:paragraph-rsid="001fa428"/>
    </style:style>
    <style:style style:name="P7" style:family="paragraph" style:parent-style-name="Standard" style:list-style-name="L1">
      <style:text-properties officeooo:paragraph-rsid="001fa428"/>
    </style:style>
    <style:style style:name="P8" style:family="paragraph" style:parent-style-name="Standard" style:list-style-name="L2">
      <style:text-properties officeooo:paragraph-rsid="00203491"/>
    </style:style>
    <style:style style:name="P9" style:family="paragraph" style:parent-style-name="Standard" style:list-style-name="L4">
      <style:text-properties officeooo:paragraph-rsid="0020349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 fo:font-size="12pt" officeooo:rsid="001fa428" style:font-size-asian="10.5pt" style:font-size-complex="12pt"/>
    </style:style>
    <style:style style:name="T3" style:family="text">
      <style:text-properties style:text-position="super 58%" officeooo:rsid="00229658"/>
    </style:style>
    <style:style style:name="T4" style:family="text">
      <style:text-properties style:text-position="0% 100%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a428" style:font-size-asian="10.5pt" style:font-size-complex="12pt"/>
    </style:style>
    <style:style style:name="T7" style:family="text">
      <style:text-properties fo:font-size="12pt" officeooo:rsid="00203491" style:font-size-asian="10.5pt" style:font-size-complex="12pt"/>
    </style:style>
    <style:style style:name="T8" style:family="text">
      <style:text-properties officeooo:rsid="00203491"/>
    </style:style>
    <style:style style:name="T9" style:family="text">
      <style:text-properties officeooo:rsid="002296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eural Machine Translation – Project Timeline</text:span> </text:p>
      <text:p text:style-name="P3"/>
      <text:p text:style-name="P4">1. Begin research to orient oneself with concepts necessary to successfully complete project. Topics Include <text:tab/><text:tab/><text:tab/><text:tab/><text:tab/><text:tab/><text:tab/><text:tab/><text:tab/><text:tab/>(Oct – Nov 15<text:span text:style-name="T3">th</text:span><text:span text:style-name="T9"> 2020</text:span>)</text:p>
      <text:list xml:id="list925185105" text:style-name="L3">
        <text:list-item>
          <text:p text:style-name="P5">Deep Learning</text:p>
        </text:list-item>
        <text:list-item>
          <text:p text:style-name="P5">Neural Machine Translation – Encoders, Decoders, etc.</text:p>
        </text:list-item>
        <text:list-item>
          <text:p text:style-name="P5">Python libraries <text:span text:style-name="T8">necessary to implement project</text:span>- PyTorch, Keras, etc.</text:p>
        </text:list-item>
      </text:list>
      <text:p text:style-name="P4"/>
      <text:p text:style-name="P4">2. Complete all assignments by respective deadlines <text:tab/><text:tab/><text:tab/><text:tab/> <text:s/>(August – Dec 2020)</text:p>
      <text:p text:style-name="P4"/>
      <text:p text:style-name="P6"><text:span text:style-name="T6">3. Complete design of project <text:s/><text:tab/><text:tab/><text:tab/><text:tab/><text:tab/><text:tab/>(Nov 15 – Jan 25th </text:span><text:span text:style-name="T7">2021</text:span><text:span text:style-name="T6">)</text:span></text:p>
      <text:list xml:id="list2577440451" text:style-name="L1">
        <text:list-item>
          <text:p text:style-name="P7"><text:span text:style-name="T6">Research Design Diagrams that could be relevant to completion of project.</text:span></text:p>
        </text:list-item>
        <text:list-item>
          <text:p text:style-name="P7"><text:span text:style-name="T6">Collaborate with Advisor to ensure project is moving forward in a productive direction. </text:span></text:p>
        </text:list-item>
      </text:list>
      <text:p text:style-name="P4"/>
      <text:p text:style-name="P6"><text:span text:style-name="T6">4. Complete development/implementation of project (Jan 26</text:span><text:span text:style-name="T2">th</text:span><text:span text:style-name="T6"> – Mar 20</text:span><text:span text:style-name="T2">th</text:span><text:span text:style-name="T6">)</text:span></text:p>
      <text:list xml:id="list597044471" text:style-name="L2">
        <text:list-item>
          <text:p text:style-name="P2"><text:span text:style-name="T5">Research on any necessary concepts.</text:span></text:p>
        </text:list-item>
        <text:list-item>
          <text:p text:style-name="P8"><text:span text:style-name="T6">Follow tutorials if necessary to develop a better understanding of requirements necessary to complete project. </text:span></text:p>
        </text:list-item>
      </text:list>
      <text:p text:style-name="P6"><text:span text:style-name="T6"/></text:p>
      <text:p text:style-name="P1"><text:span text:style-name="T5">5. Add finishing touches to project -<text:tab/><text:tab/><text:tab/><text:tab/><text:tab/><text:tab/><text:tab/></text:span><text:span text:style-name="T7"><text:tab/>(March 2021)</text:span><text:span text:style-name="T5"><text:tab/></text:span></text:p>
      <text:list xml:id="list2241382276" text:style-name="L4">
        <text:list-item>
          <text:p text:style-name="P9"><text:span text:style-name="T7">Complete extraneous tasks such as designing and printing posters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1:29:24.874698628</meta:creation-date>
    <dc:date>2021-02-25T21:44:47.748786218</dc:date>
    <meta:editing-duration>PT4M2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40" meta:character-count="969" meta:non-whitespace-character-count="810"/>
  </office:meta>
</office:document-meta>
</file>